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 style:data-style-name="N0">
      <style:table-cell-properties fo:padding="0.097cm" fo:border="0.002cm solid #000000"/>
    </style:style>
    <style:style style:name="Tabe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 style:data-style-name="N0">
      <style:table-cell-properties fo:padding="0.097cm" fo:border="0.002cm solid #000000"/>
    </style:style>
    <style:style style:name="Tabe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2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Heading_20_3">
      <style:paragraph-properties fo:break-before="pag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ercício de Qualidade- Francisco Matelli</text:h>
      <text:h text:style-name="Heading_20_3" text:outline-level="3">Exercício 1 - Atendimento</text:h>
      <text:p text:style-name="Standard">O maior intervalo da séria é 10.7 e o menor é 9, portanto a amplitude dos dados é de 1.7 minuto. Foram cronometrados 60 atendimentos, portanto o número de intervalos pode variar de 6 a 10. Os intervalos terão 0,28 minutos de distância.</text:p>
      <text:p text:style-name="Standard"/>
      <text:p text:style-name="Standard">A frequência dos intervalos:</text:p>
      <table:table table:name="Tabela1" table:style-name="Tabela1">
        <table:table-column table:style-name="Tabela1.A" table:number-columns-repeated="2"/>
        <table:table-row>
          <table:table-cell table:style-name="Tabela1.A1" office:value-type="float" office:value="9">
            <text:p text:style-name="P1">9</text:p>
          </table:table-cell>
          <table:table-cell table:style-name="Tabela1.B1" office:value-type="float" office:value="3">
            <text:p text:style-name="P1">3</text:p>
          </table:table-cell>
        </table:table-row>
        <table:table-row>
          <table:table-cell table:style-name="Tabela1.A2" office:value-type="float" office:value="9.28">
            <text:p text:style-name="P1">9,28</text:p>
          </table:table-cell>
          <table:table-cell table:style-name="Tabela1.B2" office:value-type="float" office:value="4">
            <text:p text:style-name="P1">4</text:p>
          </table:table-cell>
        </table:table-row>
        <table:table-row>
          <table:table-cell table:style-name="Tabela1.A2" office:value-type="float" office:value="9.56">
            <text:p text:style-name="P1">9,56</text:p>
          </table:table-cell>
          <table:table-cell table:style-name="Tabela1.B2" office:value-type="float" office:value="13">
            <text:p text:style-name="P1">13</text:p>
          </table:table-cell>
        </table:table-row>
        <table:table-row>
          <table:table-cell table:style-name="Tabela1.A2" office:value-type="float" office:value="9.84">
            <text:p text:style-name="P1">9,84</text:p>
          </table:table-cell>
          <table:table-cell table:style-name="Tabela1.B2" office:value-type="float" office:value="28">
            <text:p text:style-name="P1">28</text:p>
          </table:table-cell>
        </table:table-row>
        <table:table-row>
          <table:table-cell table:style-name="Tabela1.A2" office:value-type="float" office:value="10.12">
            <text:p text:style-name="P1">10,12</text:p>
          </table:table-cell>
          <table:table-cell table:style-name="Tabela1.B2" office:value-type="float" office:value="6">
            <text:p text:style-name="P1">6</text:p>
          </table:table-cell>
        </table:table-row>
        <table:table-row>
          <table:table-cell table:style-name="Tabela1.A2" office:value-type="float" office:value="10.4">
            <text:p text:style-name="P1">10,4</text:p>
          </table:table-cell>
          <table:table-cell table:style-name="Tabela1.B2" office:value-type="float" office:value="6">
            <text:p text:style-name="P1">6</text:p>
          </table:table-cell>
        </table:table-row>
      </table:table>
      <text:p text:style-name="Standard"/>
      <text:p text:style-name="Standard"><draw:frame draw:style-name="fr1" draw:name="Objeto1" text:anchor-type="paragraph" svg:x="1.27cm" svg:y="0.051cm" svg:width="14.818cm" svg:height="12.9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h text:style-name="P2" text:outline-level="3">Exercício 2 – Chapas metálicas</text:h>
      <text:p text:style-name="Standard">O maior intervalo da séria é 80 e o menor é 58, portanto a amplitude dos dados é de 22 “medida de dureza”. São 50 chapas, portanto o número de intervalos pode variar de 6 a 10. Os intervalos terão aproximadamente 3,7 de distância.</text:p>
      <text:p text:style-name="Standard"/>
      <text:p text:style-name="Standard">A frequência dos intervalos:</text:p>
      <table:table table:name="Tabela2" table:style-name="Tabela2">
        <table:table-column table:style-name="Tabela2.A" table:number-columns-repeated="2"/>
        <table:table-row>
          <table:table-cell table:style-name="Tabela2.A1" office:value-type="float" office:value="58">
            <text:p text:style-name="P1">58</text:p>
          </table:table-cell>
          <table:table-cell table:style-name="Tabela2.B1" office:value-type="float" office:value="3">
            <text:p text:style-name="P1">3</text:p>
          </table:table-cell>
        </table:table-row>
        <table:table-row>
          <table:table-cell table:style-name="Tabela2.A2" office:value-type="float" office:value="62">
            <text:p text:style-name="P1">62</text:p>
          </table:table-cell>
          <table:table-cell table:style-name="Tabela2.B2" office:value-type="float" office:value="6">
            <text:p text:style-name="P1">6</text:p>
          </table:table-cell>
        </table:table-row>
        <table:table-row>
          <table:table-cell table:style-name="Tabela2.A2" office:value-type="float" office:value="66">
            <text:p text:style-name="P1">66</text:p>
          </table:table-cell>
          <table:table-cell table:style-name="Tabela2.B2" office:value-type="float" office:value="16">
            <text:p text:style-name="P1">16</text:p>
          </table:table-cell>
        </table:table-row>
        <table:table-row>
          <table:table-cell table:style-name="Tabela2.A2" office:value-type="float" office:value="69">
            <text:p text:style-name="P1">69</text:p>
          </table:table-cell>
          <table:table-cell table:style-name="Tabela2.B2" office:value-type="float" office:value="14">
            <text:p text:style-name="P1">14</text:p>
          </table:table-cell>
        </table:table-row>
        <table:table-row>
          <table:table-cell table:style-name="Tabela2.A2" office:value-type="float" office:value="73">
            <text:p text:style-name="P1">73</text:p>
          </table:table-cell>
          <table:table-cell table:style-name="Tabela2.B2" office:value-type="float" office:value="7">
            <text:p text:style-name="P1">7</text:p>
          </table:table-cell>
        </table:table-row>
        <table:table-row>
          <table:table-cell table:style-name="Tabela2.A2" office:value-type="float" office:value="76">
            <text:p text:style-name="P1">76</text:p>
          </table:table-cell>
          <table:table-cell table:style-name="Tabela2.B2" office:value-type="float" office:value="4">
            <text:p text:style-name="P1">4</text:p>
          </table:table-cell>
        </table:table-row>
      </table:table>
      <text:p text:style-name="Standard"/>
      <text:p text:style-name="Standard"><draw:frame draw:style-name="fr2" draw:name="Objeto2" text:anchor-type="paragraph" svg:width="13.783cm" svg:height="14.977cm" draw:z-index="1"><draw:object xlink:href="./Object 2" xlink:type="simple" xlink:show="embed" xlink:actuate="onLoad"/><draw:image xlink:href="./ObjectReplacements/Object 2" xlink:type="simple" xlink:show="embed" xlink:actuate="onLoad"/><svg:desc>gráfico</svg:desc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Matelli</meta:initial-creator>
    <meta:creation-date>2010-06-22T12:17:21</meta:creation-date>
    <dc:date>2010-06-22T13:17:52</dc:date>
    <dc:creator>Francisco Matelli</dc:creator>
    <meta:editing-duration>PT01H00M32S</meta:editing-duration>
    <meta:editing-cycles>12</meta:editing-cycles>
    <meta:generator>OpenOffice.org/3.2$Linux OpenOffice.org_project/320m12$Build-9483</meta:generator>
    <meta:document-statistic meta:table-count="2" meta:image-count="0" meta:object-count="2" meta:page-count="2" meta:paragraph-count="31" meta:word-count="134" meta:character-count="6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chart-properties chart:link-data-style-to-source="false"/>
      <style:graphic-properties draw:fill-color="#579d1c"/>
      <style:text-properties fo:font-size="6pt" style:font-size-asian="6pt" style:font-size-complex="6pt"/>
    </style:style>
    <style:style style:name="ch12" style:family="chart" style:data-style-name="N0">
      <style:chart-properties chart:link-data-style-to-source="false"/>
      <style:graphic-properties draw:fill-color="#7e0021"/>
      <style:text-properties fo:font-size="6pt" style:font-size-asian="6pt" style:font-size-complex="6pt"/>
    </style:style>
    <style:style style:name="ch13" style:family="chart" style:data-style-name="N0">
      <style:chart-properties chart:link-data-style-to-source="false"/>
      <style:graphic-properties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818cm" svg:height="12.969cm" xlink:href="." chart:class="chart:bar" chart:style-name="ch1">
        <chart:title svg:x="4.975cm" svg:y="0.26cm" chart:style-name="ch2">
          <text:p>Histograma Atendimento</text:p>
        </chart:title>
        <chart:legend chart:legend-position="end" svg:x="13.158cm" svg:y="5.265cm" chart:style-name="ch3"/>
        <chart:plot-area chart:style-name="ch4" chart:data-source-has-labels="both" svg:x="0.296cm" svg:y="1.022cm" svg:width="12.567cm" svg:height="11.429cm">
          <chart:axis chart:dimension="x" chart:name="primary-x" chart:style-name="ch5">
            <chart:categories table:cell-range-address="local-table.$A$2:.$A$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series chart:style-name="ch11" chart:values-cell-range-address="local-table.$E$2:.$E$2" chart:label-cell-address="local-table.$E$1" chart:class="chart:bar">
            <chart:data-point/>
          </chart:series>
          <chart:series chart:style-name="ch12" chart:values-cell-range-address="local-table.$F$2:.$F$2" chart:label-cell-address="local-table.$F$1" chart:class="chart:bar">
            <chart:data-point/>
          </chart:series>
          <chart:series chart:style-name="ch13" chart:values-cell-range-address="local-table.$G$2:.$G$2" chart:label-cell-address="local-table.$G$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</table:table-cell>
              <table:table-cell office:value-type="string">
                <text:p>9,28</text:p>
              </table:table-cell>
              <table:table-cell office:value-type="string">
                <text:p>9,56</text:p>
              </table:table-cell>
              <table:table-cell office:value-type="string">
                <text:p>9,84</text:p>
              </table:table-cell>
              <table:table-cell office:value-type="string">
                <text:p>10,12</text:p>
              </table:table-cell>
              <table:table-cell office:value-type="string">
                <text:p>10,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chart-properties chart:link-data-style-to-source="false"/>
      <style:graphic-properties draw:fill-color="#579d1c"/>
      <style:text-properties fo:font-size="6pt" style:font-size-asian="6pt" style:font-size-complex="6pt"/>
    </style:style>
    <style:style style:name="ch12" style:family="chart" style:data-style-name="N0">
      <style:chart-properties chart:link-data-style-to-source="false"/>
      <style:graphic-properties draw:fill-color="#7e0021"/>
      <style:text-properties fo:font-size="6pt" style:font-size-asian="6pt" style:font-size-complex="6pt"/>
    </style:style>
    <style:style style:name="ch13" style:family="chart" style:data-style-name="N0">
      <style:chart-properties chart:link-data-style-to-source="false"/>
      <style:graphic-properties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782cm" svg:height="14.976cm" xlink:href="." chart:class="chart:bar" chart:style-name="ch1">
        <chart:title svg:x="3.544cm" svg:y="0.3cm" chart:style-name="ch2">
          <text:p>Histograma de Dureza de Chapas</text:p>
        </chart:title>
        <chart:legend chart:legend-position="end" svg:x="12.539cm" svg:y="6.269cm" chart:style-name="ch3"/>
        <chart:plot-area chart:style-name="ch4" chart:data-source-has-labels="both" svg:x="0.275cm" svg:y="1.102cm" svg:width="11.99cm" svg:height="13.276cm">
          <chart:axis chart:dimension="x" chart:name="primary-x" chart:style-name="ch5">
            <chart:categories table:cell-range-address="local-table.$A$2:.$A$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series chart:style-name="ch11" chart:values-cell-range-address="local-table.$E$2:.$E$2" chart:label-cell-address="local-table.$E$1" chart:class="chart:bar">
            <chart:data-point/>
          </chart:series>
          <chart:series chart:style-name="ch12" chart:values-cell-range-address="local-table.$F$2:.$F$2" chart:label-cell-address="local-table.$F$1" chart:class="chart:bar">
            <chart:data-point/>
          </chart:series>
          <chart:series chart:style-name="ch13" chart:values-cell-range-address="local-table.$G$2:.$G$2" chart:label-cell-address="local-table.$G$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8</text:p>
              </table:table-cell>
              <table:table-cell office:value-type="string">
                <text:p>62</text:p>
              </table:table-cell>
              <table:table-cell office:value-type="string">
                <text:p>66</text:p>
              </table:table-cell>
              <table:table-cell office:value-type="string">
                <text:p>69</text:p>
              </table:table-cell>
              <table:table-cell office:value-type="string">
                <text:p>73</text:p>
              </table:table-cell>
              <table:table-cell office:value-type="string">
                <text:p>76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